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67e" officeooo:paragraph-rsid="0018d67e"/>
    </style:style>
    <style:style style:name="P2" style:family="paragraph" style:parent-style-name="Standard">
      <style:text-properties officeooo:rsid="00190e85" officeooo:paragraph-rsid="00190e85"/>
    </style:style>
    <style:style style:name="P3" style:family="paragraph" style:parent-style-name="Standard">
      <style:text-properties officeooo:rsid="001aaf14" officeooo:paragraph-rsid="001aaf14"/>
    </style:style>
    <style:style style:name="P4" style:family="paragraph" style:parent-style-name="Standard">
      <style:text-properties officeooo:rsid="001b2507" officeooo:paragraph-rsid="001b2507"/>
    </style:style>
    <style:style style:name="P5" style:family="paragraph" style:parent-style-name="Standard">
      <style:text-properties officeooo:rsid="001b6046" officeooo:paragraph-rsid="001b6046"/>
    </style:style>
    <style:style style:name="P6" style:family="paragraph" style:parent-style-name="Standard">
      <style:text-properties officeooo:rsid="001c5f32" officeooo:paragraph-rsid="001c5f32"/>
    </style:style>
    <style:style style:name="T1" style:family="text">
      <style:text-properties officeooo:rsid="001aaf14"/>
    </style:style>
    <style:style style:name="T2" style:family="text">
      <style:text-properties officeooo:rsid="001b2507"/>
    </style:style>
    <style:style style:name="T3" style:family="text">
      <style:text-properties officeooo:rsid="001da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du cours</text:p>
      <text:p text:style-name="P1">1pt/réponse correcte</text:p>
      <text:p text:style-name="P1">a) 13 523</text:p>
      <text:p text:style-name="P1">b) 2 025 300</text:p>
      <text:p text:style-name="P1">c) 43 000 002 015</text:p>
      <text:p text:style-name="P1">d) 305 03<text:span text:style-name="T3">0</text:span> 00<text:span text:style-name="T3">8</text:span></text:p>
      <text:p text:style-name="P1"/>
      <text:p text:style-name="P1">Exercice 1 : Achat de voiture</text:p>
      <text:p text:style-name="P1">calculs corrects présents : 2 pts</text:p>
      <text:p text:style-name="P1">calculs réussis : 1 pt</text:p>
      <text:p text:style-name="P1">phrase réponse : 1 pt</text:p>
      <text:p text:style-name="P2">réponse : 20 235 € la voiture</text:p>
      <text:p text:style-name="P1"/>
      <text:p text:style-name="P1">Exercice 2 : Alexandre Dumas</text:p>
      <text:p text:style-name="P1"/>
      <text:p text:style-name="P2">1. 1802+21 = 1823</text:p>
      <text:p text:style-name="P2">2. 1844 – 1802 - 1 = <text:span text:style-name="T1">41 ans</text:span></text:p>
      <text:p text:style-name="P3">3. 1839 – 1825 – 1 = 13 ans</text:p>
      <text:p text:style-name="P3">4. 1870 – 1802 = 68 ans</text:p>
      <text:p text:style-name="P3"/>
      <text:p text:style-name="P3">0,5 pt/calcul</text:p>
      <text:p text:style-name="P3">0,5 pt/ ré<text:span text:style-name="T2">sultat</text:span></text:p>
      <text:p text:style-name="P4">ne pénaliser que de 1 pt maximum les oublis de -1</text:p>
      <text:p text:style-name="P4"/>
      <text:p text:style-name="P4">Exercice 3 : Lancer de fléchettes</text:p>
      <text:p text:style-name="P4"/>
      <text:p text:style-name="P5">2 pt pour la réponse : 10 005 030 100</text:p>
      <text:p text:style-name="P5">2 pt pour justification</text:p>
      <text:p text:style-name="P5">5 000 000 + 10 000 000 000 + 100 + 30 000</text:p>
      <text:p text:style-name="P5"/>
      <text:p text:style-name="P5">Exercice 4 : Paris Lorient</text:p>
      <text:p text:style-name="P5"/>
      <text:p text:style-name="P5">compter juste la réponse 7h00 – 9h54 « parce que c’est le plus tôt », si elle est justifiée correctement</text:p>
      <text:p text:style-name="P5"/>
      <text:p text:style-name="P6">sinon : 0,5 pt par calcul de durée</text:p>
      <text:p text:style-name="P5">7H00 – 9h54 : 2h54</text:p>
      <text:p text:style-name="P5">8h57 – 12h02 : 3h05</text:p>
      <text:p text:style-name="P5">13h00 – 16h01 : 3h01 </text:p>
      <text:p text:style-name="P5">15h20 – 19h08 : 3h48</text:p>
      <text:p text:style-name="P6">et : 2 pt pour la conclu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5:13:51.710000000</meta:creation-date>
    <dc:date>2024-10-01T12:22:58.924000000</dc:date>
    <meta:editing-duration>PT1H22M25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1" meta:word-count="184" meta:character-count="830" meta:non-whitespace-character-count="667"/>
  </office:meta>
</office:document-meta>
</file>